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df98b" officeooo:paragraph-rsid="001df98b" style:font-size-asian="17.5pt" style:font-weight-asian="bold" style:font-size-complex="20pt" style:font-weight-complex="bold"/>
    </style:style>
    <style:style style:name="P2" style:family="paragraph" style:parent-style-name="Standard">
      <style:text-properties officeooo:rsid="001df98b" officeooo:paragraph-rsid="001df98b"/>
    </style:style>
    <style:style style:name="P3" style:family="paragraph" style:parent-style-name="Standard">
      <style:text-properties officeooo:rsid="001e7c85" officeooo:paragraph-rsid="001e7c85"/>
    </style:style>
    <style:style style:name="P4" style:family="paragraph" style:parent-style-name="Standard">
      <style:text-properties officeooo:rsid="001f9619" officeooo:paragraph-rsid="001f9619"/>
    </style:style>
    <style:style style:name="P5" style:family="paragraph" style:parent-style-name="Standard">
      <style:text-properties officeooo:rsid="00202d46" officeooo:paragraph-rsid="00202d46"/>
    </style:style>
    <style:style style:name="P6" style:family="paragraph" style:parent-style-name="Standard">
      <style:text-properties officeooo:rsid="00202d46" officeooo:paragraph-rsid="00203f5b"/>
    </style:style>
    <style:style style:name="P7" style:family="paragraph" style:parent-style-name="Standard">
      <style:text-properties officeooo:rsid="00203f5b" officeooo:paragraph-rsid="00203f5b"/>
    </style:style>
    <style:style style:name="P8" style:family="paragraph" style:parent-style-name="Standard">
      <style:text-properties officeooo:rsid="002198da" officeooo:paragraph-rsid="002198da"/>
    </style:style>
    <style:style style:name="P9" style:family="paragraph" style:parent-style-name="Standard">
      <style:text-properties officeooo:rsid="001df98b" officeooo:paragraph-rsid="001df98b"/>
    </style:style>
    <style:style style:name="P10" style:family="paragraph" style:parent-style-name="Standard" style:list-style-name="L1">
      <style:text-properties officeooo:rsid="001e7c85" officeooo:paragraph-rsid="001e7c85"/>
    </style:style>
    <style:style style:name="P11" style:family="paragraph" style:parent-style-name="Standard" style:list-style-name="L2">
      <style:text-properties officeooo:rsid="001e7c85" officeooo:paragraph-rsid="001e7c85"/>
    </style:style>
    <style:style style:name="P12" style:family="paragraph" style:parent-style-name="Standard" style:list-style-name="L3">
      <style:text-properties officeooo:rsid="001e7c85" officeooo:paragraph-rsid="001e7c85"/>
    </style:style>
    <style:style style:name="P13" style:family="paragraph" style:parent-style-name="Standard" style:list-style-name="L4">
      <style:text-properties officeooo:rsid="001e7c85" officeooo:paragraph-rsid="001e7c85"/>
    </style:style>
    <style:style style:name="P14" style:family="paragraph" style:parent-style-name="Standard">
      <style:text-properties officeooo:rsid="001e7c85" officeooo:paragraph-rsid="001e7c85"/>
    </style:style>
    <style:style style:name="P15" style:family="paragraph" style:parent-style-name="Standard" style:list-style-name="L5">
      <style:text-properties officeooo:rsid="001f9619" officeooo:paragraph-rsid="001f9619"/>
    </style:style>
    <style:style style:name="P16" style:family="paragraph" style:parent-style-name="Standard" style:list-style-name="L6">
      <style:text-properties officeooo:rsid="001f9619" officeooo:paragraph-rsid="001f9619"/>
    </style:style>
    <style:style style:name="P17" style:family="paragraph" style:parent-style-name="Standard" style:list-style-name="L7">
      <style:text-properties officeooo:rsid="001f9619" officeooo:paragraph-rsid="001f9619"/>
    </style:style>
    <style:style style:name="P18" style:family="paragraph" style:parent-style-name="Standard" style:list-style-name="L8">
      <style:text-properties officeooo:rsid="001f9619" officeooo:paragraph-rsid="001f9619"/>
    </style:style>
    <style:style style:name="P19" style:family="paragraph" style:parent-style-name="Standard" style:list-style-name="L9">
      <style:text-properties officeooo:rsid="001f9619" officeooo:paragraph-rsid="001f9619"/>
    </style:style>
    <style:style style:name="P20" style:family="paragraph" style:parent-style-name="Standard" style:list-style-name="L10">
      <style:text-properties officeooo:rsid="00202d46" officeooo:paragraph-rsid="00202d46"/>
    </style:style>
    <style:style style:name="P21" style:family="paragraph" style:parent-style-name="Standard" style:list-style-name="L11">
      <style:text-properties officeooo:rsid="00202d46" officeooo:paragraph-rsid="00202d46"/>
    </style:style>
    <style:style style:name="P22" style:family="paragraph" style:parent-style-name="Standard" style:list-style-name="L12">
      <style:text-properties officeooo:rsid="00203f5b" officeooo:paragraph-rsid="00203f5b"/>
    </style:style>
    <style:style style:name="P23" style:family="paragraph" style:parent-style-name="Standard" style:list-style-name="L13">
      <style:text-properties officeooo:rsid="00203f5b" officeooo:paragraph-rsid="00203f5b"/>
    </style:style>
    <style:style style:name="P24" style:family="paragraph" style:parent-style-name="Standard" style:list-style-name="L13">
      <style:text-properties officeooo:rsid="002198da" officeooo:paragraph-rsid="002198da"/>
    </style:style>
    <style:style style:name="P25" style:family="paragraph" style:parent-style-name="Standard" style:list-style-name="L14">
      <style:text-properties officeooo:rsid="002198da" officeooo:paragraph-rsid="002198da"/>
    </style:style>
    <style:style style:name="P26" style:family="paragraph" style:parent-style-name="Standard" style:list-style-name="L15">
      <style:text-properties officeooo:rsid="002198da" officeooo:paragraph-rsid="002198da"/>
    </style:style>
    <style:style style:name="P27" style:family="paragraph" style:parent-style-name="Standard" style:list-style-name="L16">
      <style:text-properties officeooo:rsid="002198da" officeooo:paragraph-rsid="002198da"/>
    </style:style>
    <style:style style:name="P28" style:family="paragraph" style:parent-style-name="Standard" style:list-style-name="L17">
      <style:text-properties officeooo:rsid="002198da" officeooo:paragraph-rsid="002198da"/>
    </style:style>
    <style:style style:name="P29" style:family="paragraph" style:parent-style-name="Standard">
      <style:text-properties officeooo:rsid="002198da" officeooo:paragraph-rsid="002198da"/>
    </style:style>
    <style:style style:name="P30" style:family="paragraph" style:parent-style-name="Standard" style:list-style-name="L18">
      <style:text-properties officeooo:rsid="0023302b" officeooo:paragraph-rsid="0023302b"/>
    </style:style>
    <style:style style:name="P31" style:family="paragraph" style:parent-style-name="Standard" style:list-style-name="L19">
      <style:text-properties officeooo:rsid="0023302b" officeooo:paragraph-rsid="0023302b"/>
    </style:style>
    <style:style style:name="P32" style:family="paragraph" style:parent-style-name="Standard">
      <style:text-properties officeooo:rsid="0023302b" officeooo:paragraph-rsid="0023302b"/>
    </style:style>
    <style:style style:name="P33" style:family="paragraph" style:parent-style-name="Standard" style:list-style-name="L21">
      <style:text-properties officeooo:rsid="0023302b" officeooo:paragraph-rsid="0023302b"/>
    </style:style>
    <style:style style:name="P34" style:family="paragraph" style:parent-style-name="Standard" style:list-style-name="L22">
      <style:text-properties officeooo:rsid="0023302b" officeooo:paragraph-rsid="0023302b"/>
    </style:style>
    <style:style style:name="T1" style:family="text">
      <style:text-properties officeooo:rsid="00202d46"/>
    </style:style>
    <style:style style:name="T2" style:family="text">
      <style:text-properties officeooo:rsid="00203f5b"/>
    </style:style>
    <style:style style:name="T3" style:family="text">
      <style:text-properties officeooo:rsid="002330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Produktfunktionen</text:p>
      <text:p text:style-name="P2">3.1 Systemsteuerung</text:p>
      <text:p text:style-name="P2">Der Raspberry Pi muss ohne Tastatureingabe gesteuert werden können.</text:p>
      <text:p text:style-name="P2"/>
      <text:p text:style-name="P2">/LF10/ Die Software zur Steuerung muss immer laufen, bis sie vom Benutzer beendet wird. Dies umfasst:</text:p>
      <text:list xml:id="list4856651949678621688" text:style-name="L1">
        <text:list-item>
          <text:p text:style-name="P10">Systemstart</text:p>
        </text:list-item>
        <text:list-item>
          <text:p text:style-name="P10">Neustart bei Programmabsturz</text:p>
        </text:list-item>
      </text:list>
      <text:p text:style-name="P3"/>
      <text:p text:style-name="P3">/LF20/ Die Software kann über Fernsteuerung beendet werden</text:p>
      <text:list xml:id="list4428026779437135259" text:style-name="L2">
        <text:list-item>
          <text:p text:style-name="P11">Beenden über Android App</text:p>
        </text:list-item>
      </text:list>
      <text:p text:style-name="P3"/>
      <text:p text:style-name="P3">/LF30/ Die Software kann über Fernsteuerung neu gestartet werden</text:p>
      <text:list xml:id="list2626987861162016945" text:style-name="L3">
        <text:list-item>
          <text:p text:style-name="P12">Neustart über Android App</text:p>
        </text:list-item>
      </text:list>
      <text:p text:style-name="P3"/>
      <text:p text:style-name="P3">/LF40/ Das System kann über Fernsteuerung heruntergefahren werden</text:p>
      <text:list xml:id="list6048328828026211736" text:style-name="L4">
        <text:list-item>
          <text:p text:style-name="P13">Herunterfahren über Android App</text:p>
        </text:list-item>
      </text:list>
      <text:p text:style-name="P3"/>
      <text:p text:style-name="P3">/<text:span text:style-name="T3">LF41/ Alarm bei Überhitzung</text:span></text:p>
      <text:list xml:id="list4145214922423338611" text:style-name="L19">
        <text:list-item>
          <text:p text:style-name="P31">Wenn der Raspberry Pi überhitzt, gibt die Software den spezifischen Sound in einer Endlosschleife wieder. Sinkt die Temperatur unter eine bestimmte Temperatur, stoppt die Wiedergabe des Sounds.</text:p>
        </text:list-item>
      </text:list>
      <text:p text:style-name="P32"/>
      <text:p text:style-name="P32">/LF42/ Herunterfahren bei Überhitzung</text:p>
      <text:list xml:id="list1447351138874160493" text:style-name="L21">
        <text:list-item>
          <text:p text:style-name="P33">Befindet sich die Temperatur über einem kritischen Punkt, schaltet der Raspberry Pi selbstständig ab.</text:p>
        </text:list-item>
      </text:list>
      <text:p text:style-name="P32"/>
      <text:p text:style-name="P32">/LF43/ Steuerung über SSH</text:p>
      <text:list xml:id="list5273704328615603518" text:style-name="L22">
        <text:list-item>
          <text:p text:style-name="P34">Am Raspberry läuft ein ssh Server, über den der Raspberry Pi gewartet werden kann.</text:p>
        </text:list-item>
      </text:list>
      <text:p text:style-name="P3"/>
      <text:p text:style-name="P3">3.2 Sensitive Elemente</text:p>
      <text:p text:style-name="P4">Das Verhalten der Software soll größtenteils durch Sensoren wie:</text:p>
      <text:list xml:id="list6638449564847944775" text:style-name="L5">
        <text:list-item>
          <text:p text:style-name="P15">Taster</text:p>
        </text:list-item>
        <text:list-item>
          <text:p text:style-name="P15">Annäherungssensor</text:p>
        </text:list-item>
        <text:list-item>
          <text:p text:style-name="P15">Lichtsensor</text:p>
        </text:list-item>
      </text:list>
      <text:p text:style-name="P4">bestimmt werden.</text:p>
      <text:p text:style-name="P4">Die Software soll mit Ausgaben reagieren.</text:p>
      <text:p text:style-name="P4">Ausgaben sind möglich über:</text:p>
      <text:list xml:id="list3938603642855381311" text:style-name="L6">
        <text:list-item>
          <text:p text:style-name="P16">Licht</text:p>
        </text:list-item>
        <text:list-item>
          <text:p text:style-name="P16">Ton</text:p>
        </text:list-item>
      </text:list>
      <text:p text:style-name="P4"/>
      <text:p text:style-name="P4">/LF50/ Taster auf der rechten Hand</text:p>
      <text:list xml:id="list6985185110604384541" text:style-name="L7">
        <text:list-item>
          <text:p text:style-name="P17">Der Taster auf der rechten Hand löst den Fotomechanismus aus, zuerst wird der spezifische Sound abgespielt und dann mit der Raspberry Pi Kamera ein Foto geschossen.</text:p>
          <text:p text:style-name="P17">Dieses Foto wird in „/Fotos“ abgelegt</text:p>
        </text:list-item>
      </text:list>
      <text:p text:style-name="P4"/>
      <text:p text:style-name="P4">/LF60/ Lichtsensor – Hell</text:p>
      <text:list xml:id="list1313096127748870114" text:style-name="L8">
        <text:list-item>
          <text:p text:style-name="P18"><text:soft-page-break/>Ändert sich die Helligkeit im Raum von Dunkel auf Hell, so wird der dazugehörige Sound abgespielt</text:p>
          <text:p text:style-name="P18">Die Farbe der Augen wird weiß</text:p>
        </text:list-item>
      </text:list>
      <text:p text:style-name="P4"/>
      <text:p text:style-name="P4">/LF70/ Lichtsensor – Dunkel</text:p>
      <text:list xml:id="list4109729068316328604" text:style-name="L9">
        <text:list-item>
          <text:p text:style-name="P19">Ändert sich die Helligkeit im Raum von Hell nach Dunkel, so wird der dazugehörige Sound abgespielt</text:p>
        </text:list-item>
        <text:list-item>
          <text:p text:style-name="P19">Die Farbe der Augen wird grün</text:p>
        </text:list-item>
      </text:list>
      <text:p text:style-name="P4"/>
      <text:p text:style-name="P4">/<text:span text:style-name="T1">LF80/ Taster am Bauch wird gedrückt</text:span></text:p>
      <text:list xml:id="list4050020997193364782" text:style-name="L10">
        <text:list-item>
          <text:p text:style-name="P20">Die Farbe der Augen wird für die Dauer des abgespielten Sounds rot.</text:p>
        </text:list-item>
        <text:list-item>
          <text:p text:style-name="P20">Spezifische Sounds werden abgespielt</text:p>
        </text:list-item>
      </text:list>
      <text:p text:style-name="P5"/>
      <text:p text:style-name="P6">/LF90/ Taster auf der rechten Hand wird gedrückt</text:p>
      <text:list xml:id="list8237099544738217387" text:style-name="L11">
        <text:list-item>
          <text:p text:style-name="P21">Farbe der Augen ändert sich für die Dauer der Aktion auf gelb</text:p>
        </text:list-item>
        <text:list-item>
          <text:p text:style-name="P21">„Donnerblitz“ Sound wird abgespielt</text:p>
        </text:list-item>
      </text:list>
      <text:p text:style-name="P5"/>
      <text:p text:style-name="P6">/<text:span text:style-name="T2">LF100/ Taster am Ohr</text:span> wird gedrückt</text:p>
      <text:list xml:id="list7396231876021054978" text:style-name="L12">
        <text:list-item>
          <text:p text:style-name="P22">Farbe der Augen ändert sich für die Dauer der Aktion auf blau</text:p>
        </text:list-item>
        <text:list-item>
          <text:p text:style-name="P22">Spezifischer Ton wird abgespielt</text:p>
        </text:list-item>
      </text:list>
      <text:p text:style-name="P7"/>
      <text:p text:style-name="P7">/LF110/ Annäherung</text:p>
      <text:list xml:id="list210314661355224736" text:style-name="L13">
        <text:list-item>
          <text:p text:style-name="P23">Farbe der Augen ändert sich für die Dauer der Aktion auf türkis</text:p>
        </text:list-item>
        <text:list-item>
          <text:p text:style-name="P24">Spezifische Geräusche werden abgespielt</text:p>
        </text:list-item>
      </text:list>
      <text:p text:style-name="P8"/>
      <text:p text:style-name="P8">3.2 Datenübertragung</text:p>
      <text:p text:style-name="P8">Fotos, welche über die Kamera aufgenommen werden, sollen über das Netzwerk auf andere Geräte übertragen werden.</text:p>
      <text:p text:style-name="P8"/>
      <text:p text:style-name="P8">/LF120/ Übertragung via Samba</text:p>
      <text:list xml:id="list3668230318431050710" text:style-name="L14">
        <text:list-item>
          <text:p text:style-name="P25">Am Raspberry Pi läuft ein Samba-Server, der den Ordner „/Fotos“ für alle freigibt</text:p>
        </text:list-item>
      </text:list>
      <text:p text:style-name="P8"/>
      <text:p text:style-name="P8">/LF130/ Übertragung via App</text:p>
      <text:list xml:id="list5513910575255752611" text:style-name="L15">
        <text:list-item>
          <text:p text:style-name="P26">Die Android App kann die Fotos vom Raspberry Pi in den Speicher des Android-Geräts verschieben</text:p>
        </text:list-item>
      </text:list>
      <text:p text:style-name="P8"/>
      <text:p text:style-name="P8">/<text:span text:style-name="T3">LF131/ Darstellung via HDMI</text:span></text:p>
      <text:list xml:id="list4320104654422194119" text:style-name="L18">
        <text:list-item>
          <text:p text:style-name="P30">Über den HDMI Ausgang soll das letzte Bild, welches mit der Kamera aufgenommen wurde angezeigt werden</text:p>
        </text:list-item>
      </text:list>
      <text:p text:style-name="P8"/>
      <text:p text:style-name="P8">3.3 Steuerung über App</text:p>
      <text:p text:style-name="P8">Zusätzlich zur Systemsteuerung sollen noch weitere Funktionen der Software über die Android App gesteuert werden.</text:p>
      <text:p text:style-name="P8"/>
      <text:p text:style-name="P8">/LF140/ Farbe der Augen ändern</text:p>
      <text:list xml:id="list2712207248222406306" text:style-name="L16">
        <text:list-item>
          <text:p text:style-name="P27"><text:soft-page-break/>Über die App soll die Farbe der Augen verändert werden können, dazu sollen Buttons mit den möglichen Farben zur Verfügung stehen</text:p>
        </text:list-item>
      </text:list>
      <text:p text:style-name="P8"/>
      <text:p text:style-name="P8">/LF150/ Töne wiedergeben</text:p>
      <text:list xml:id="list2099288589378200680" text:style-name="L17">
        <text:list-item>
          <text:p text:style-name="P28">Über Buttons in der App ist es möglich verschiedene auf den Typ des Stofftiers angepasste Töne wiederzugeb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töger</meta:initial-creator>
    <meta:creation-date>2015-02-18T17:55:31.273173305</meta:creation-date>
    <dc:date>2015-02-21T11:40:03.499000000</dc:date>
    <meta:editing-duration>PT19M32S</meta:editing-duration>
    <meta:editing-cycles>2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63" meta:word-count="511" meta:character-count="3209" meta:non-whitespace-character-count="2791"/>
  </office:meta>
</office:document-meta>
</file>